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public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public-pr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11">
            <text:p>6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69">
            <text:p>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7">
            <text:p>14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">
            <text:p>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6">
            <text:p>10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475">
            <text:p>10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1">
            <text:p>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58">
            <text:p>4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6">
            <text:p>1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33">
            <text:p>8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35">
            <text:p>3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5">
            <text:p>8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266">
            <text:p>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299">
            <text:p>2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42">
            <text:p>144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1">
            <text:p>8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4">
            <text:p>2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700">
            <text:p>2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public-pro" style:display-name="PageStyle_disciplinary-actions-public-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